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Mono" fo:font-size="18pt" fo:font-style="italic" style:text-underline-style="none" fo:font-weight="normal" officeooo:rsid="001be0d5" officeooo:paragraph-rsid="001be0d5" style:font-size-asian="18pt" style:font-style-asian="italic" style:font-weight-asian="normal" style:font-size-complex="18pt" style:font-style-complex="italic" style:font-weight-complex="normal"/>
    </style:style>
    <style:style style:name="P2" style:family="paragraph" style:parent-style-name="Standard">
      <style:text-properties style:font-name="Liberation Mono" fo:font-size="18pt" fo:font-style="italic" style:text-underline-style="none" fo:font-weight="bold" officeooo:rsid="001be0d5" officeooo:paragraph-rsid="001be0d5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 style:list-style-name="L1">
      <style:text-properties style:font-name="Liberation Mono" fo:font-size="18pt" fo:font-style="italic" style:text-underline-style="none" fo:font-weight="normal" officeooo:rsid="001d1e3d" officeooo:paragraph-rsid="002ee4ad" style:font-size-asian="18pt" style:font-style-asian="italic" style:font-weight-asian="normal" style:font-size-complex="18pt" style:font-style-complex="italic" style:font-weight-complex="normal"/>
    </style:style>
    <style:style style:name="P4" style:family="paragraph" style:parent-style-name="Standard" style:list-style-name="L1">
      <style:text-properties officeooo:paragraph-rsid="002ee4ad"/>
    </style:style>
    <style:style style:name="P5" style:family="paragraph" style:parent-style-name="Standard" style:list-style-name="L1">
      <style:text-properties style:font-name="Liberation Mono" fo:font-size="18pt" fo:font-style="italic" style:text-underline-style="none" fo:font-weight="normal" officeooo:rsid="001d4883" officeooo:paragraph-rsid="002ee4ad" style:font-size-asian="18pt" style:font-style-asian="italic" style:font-weight-asian="normal" style:font-size-complex="18pt" style:font-style-complex="italic" style:font-weight-complex="normal"/>
    </style:style>
    <style:style style:name="P6" style:family="paragraph" style:parent-style-name="Standard">
      <style:text-properties style:font-name="Liberation Mono" fo:font-size="18pt" fo:font-style="italic" style:text-underline-style="none" fo:font-weight="normal" officeooo:rsid="001d1e3d" officeooo:paragraph-rsid="002ee4ad" style:font-size-asian="18pt" style:font-style-asian="italic" style:font-weight-asian="normal" style:font-size-complex="18pt" style:font-style-complex="italic" style:font-weight-complex="normal"/>
    </style:style>
    <style:style style:name="P7" style:family="paragraph" style:parent-style-name="Standard">
      <style:text-properties style:font-name="Liberation Mono" fo:font-size="18pt" fo:font-style="italic" style:text-underline-style="none" fo:font-weight="normal" officeooo:rsid="001e274f" officeooo:paragraph-rsid="002ee4ad" style:font-size-asian="18pt" style:font-style-asian="italic" style:font-weight-asian="normal" style:font-size-complex="18pt" style:font-style-complex="italic" style:font-weight-complex="normal"/>
    </style:style>
    <style:style style:name="P8" style:family="paragraph" style:parent-style-name="Standard">
      <style:text-properties style:font-name="Liberation Mono" fo:font-size="18pt" fo:font-style="italic" style:text-underline-style="none" fo:font-weight="normal" officeooo:rsid="001be1ff" officeooo:paragraph-rsid="001be1ff" style:font-size-asian="18pt" style:font-style-asian="italic" style:font-weight-asian="normal" style:font-size-complex="18pt" style:font-style-complex="italic" style:font-weight-complex="normal"/>
    </style:style>
    <style:style style:name="P9" style:family="paragraph" style:parent-style-name="Standard">
      <style:text-properties style:font-name="Liberation Mono" fo:font-size="18pt" fo:font-style="italic" style:text-underline-style="none" fo:font-weight="normal" officeooo:rsid="001be1ff" officeooo:paragraph-rsid="001d1e3d" style:font-size-asian="18pt" style:font-style-asian="italic" style:font-weight-asian="normal" style:font-size-complex="18pt" style:font-style-complex="italic" style:font-weight-complex="normal"/>
    </style:style>
    <style:style style:name="P10" style:family="paragraph" style:parent-style-name="Standard">
      <style:text-properties style:font-name="Liberation Mono" fo:font-size="18pt" fo:font-style="italic" style:text-underline-style="none" fo:font-weight="normal" officeooo:rsid="001e99e9" officeooo:paragraph-rsid="002ee4ad" style:font-size-asian="18pt" style:font-style-asian="italic" style:font-weight-asian="normal" style:font-size-complex="18pt" style:font-style-complex="italic" style:font-weight-complex="normal"/>
    </style:style>
    <style:style style:name="P11" style:family="paragraph" style:parent-style-name="Standard">
      <style:text-properties style:font-name="Liberation Mono" fo:font-size="18pt" fo:font-style="italic" style:text-underline-style="none" fo:font-weight="normal" officeooo:rsid="0023a5d1" officeooo:paragraph-rsid="002ee4ad" style:font-size-asian="18pt" style:font-style-asian="italic" style:font-weight-asian="normal" style:font-size-complex="18pt" style:font-style-complex="italic" style:font-weight-complex="normal"/>
    </style:style>
    <style:style style:name="P12" style:family="paragraph" style:parent-style-name="Standard">
      <style:text-properties fo:font-variant="normal" fo:text-transform="none" fo:color="#001d35" loext:opacity="100%" style:font-name="Liberation Mono" fo:font-size="18pt" fo:letter-spacing="normal" fo:font-style="italic" style:text-underline-style="none" fo:font-weight="normal" officeooo:rsid="0023a5d1" officeooo:paragraph-rsid="002ee4ad" style:font-size-asian="18pt" style:font-style-asian="italic" style:font-weight-asian="normal" style:font-size-complex="18pt" style:font-style-complex="italic" style:font-weight-complex="normal"/>
    </style:style>
    <style:style style:name="P13" style:family="paragraph" style:parent-style-name="Standard">
      <style:text-properties style:font-name="Liberation Mono" fo:font-size="18pt" fo:font-style="italic" fo:font-weight="normal" officeooo:paragraph-rsid="002ee4ad" style:font-size-asian="18pt" style:font-style-asian="italic" style:font-weight-asian="normal" style:font-size-complex="18pt" style:font-style-complex="italic" style:font-weight-complex="normal"/>
    </style:style>
    <style:style style:name="P14" style:family="paragraph" style:parent-style-name="Standard">
      <style:text-properties style:font-name="Liberation Mono" fo:font-size="18pt" fo:font-style="italic" fo:font-weight="normal" officeooo:rsid="00273a53" officeooo:paragraph-rsid="002ee4ad" style:font-size-asian="18pt" style:font-style-asian="italic" style:font-weight-asian="normal" style:font-size-complex="18pt" style:font-style-complex="italic" style:font-weight-complex="normal"/>
    </style:style>
    <style:style style:name="P15" style:family="paragraph" style:parent-style-name="Standard">
      <style:text-properties style:font-name="Liberation Mono" fo:font-size="18pt" fo:font-style="italic" fo:font-weight="normal" officeooo:rsid="002797e7" officeooo:paragraph-rsid="002ee4ad" style:font-size-asian="18pt" style:font-style-asian="italic" style:font-weight-asian="normal" style:font-size-complex="18pt" style:font-style-complex="italic" style:font-weight-complex="normal"/>
    </style:style>
    <style:style style:name="P16" style:family="paragraph" style:parent-style-name="Standard">
      <style:text-properties style:font-name="Liberation Mono" fo:font-size="18pt" fo:font-style="italic" fo:font-weight="normal" officeooo:rsid="0029288d" officeooo:paragraph-rsid="002ee4ad" style:font-size-asian="18pt" style:font-style-asian="italic" style:font-weight-asian="normal" style:font-size-complex="18pt" style:font-style-complex="italic" style:font-weight-complex="normal"/>
    </style:style>
    <style:style style:name="P17" style:family="paragraph" style:parent-style-name="Standard">
      <style:text-properties style:font-name="Liberation Mono" fo:font-size="18pt" fo:font-style="italic" fo:font-weight="normal" officeooo:rsid="002a3de6" officeooo:paragraph-rsid="002ee4ad" style:font-size-asian="18pt" style:font-style-asian="italic" style:font-weight-asian="normal" style:font-size-complex="18pt" style:font-style-complex="italic" style:font-weight-complex="normal"/>
    </style:style>
    <style:style style:name="P18" style:family="paragraph" style:parent-style-name="Standard">
      <style:text-properties style:font-name="Liberation Mono" fo:font-size="18pt" fo:font-style="italic" fo:font-weight="normal" officeooo:rsid="002b9e67" officeooo:paragraph-rsid="002ee4ad" style:font-size-asian="18pt" style:font-style-asian="italic" style:font-weight-asian="normal" style:font-size-complex="18pt" style:font-style-complex="italic" style:font-weight-complex="normal"/>
    </style:style>
    <style:style style:name="P19" style:family="paragraph" style:parent-style-name="Standard" style:list-style-name="L2">
      <style:text-properties style:font-name="Liberation Mono" fo:font-size="18pt" fo:font-style="italic" style:text-underline-style="none" fo:font-weight="normal" officeooo:rsid="001e99e9" officeooo:paragraph-rsid="002ee4ad" style:font-size-asian="18pt" style:font-style-asian="italic" style:font-weight-asian="normal" style:font-size-complex="18pt" style:font-style-complex="italic" style:font-weight-complex="normal"/>
    </style:style>
    <style:style style:name="P20" style:family="paragraph" style:parent-style-name="Standard" style:list-style-name="L2">
      <style:text-properties officeooo:paragraph-rsid="002ee4ad"/>
    </style:style>
    <style:style style:name="P21" style:family="paragraph" style:parent-style-name="Standard" style:list-style-name="L2">
      <style:text-properties style:font-name="Liberation Mono" fo:font-size="18pt" fo:font-style="italic" style:text-underline-style="none" fo:font-weight="normal" officeooo:rsid="001fda08" officeooo:paragraph-rsid="002ee4ad" style:font-size-asian="18pt" style:font-style-asian="italic" style:font-weight-asian="normal" style:font-size-complex="18pt" style:font-style-complex="italic" style:font-weight-complex="normal"/>
    </style:style>
    <style:style style:name="P22" style:family="paragraph" style:parent-style-name="Standard">
      <style:text-properties style:font-name="Liberation Mono" fo:font-size="18pt" fo:font-style="italic" style:text-underline-style="none" fo:font-weight="normal" officeooo:rsid="001fda08" officeooo:paragraph-rsid="002ee4ad" style:font-size-asian="18pt" style:font-style-asian="italic" style:font-weight-asian="normal" style:font-size-complex="18pt" style:font-style-complex="italic" style:font-weight-complex="normal"/>
    </style:style>
    <style:style style:name="P23" style:family="paragraph" style:parent-style-name="Standard">
      <style:text-properties style:font-name="Liberation Mono" fo:font-size="18pt" fo:font-style="italic" style:text-underline-style="none" fo:font-weight="normal" officeooo:rsid="0021a5d6" officeooo:paragraph-rsid="002ee4ad" style:font-size-asian="18pt" style:font-style-asian="italic" style:font-weight-asian="normal" style:font-size-complex="18pt" style:font-style-complex="italic" style:font-weight-complex="normal"/>
    </style:style>
    <style:style style:name="P24" style:family="paragraph" style:parent-style-name="Standard">
      <style:text-properties style:font-name="Liberation Mono" fo:font-size="18pt" fo:font-style="italic" style:text-underline-style="none" fo:font-weight="normal" officeooo:rsid="00225933" officeooo:paragraph-rsid="002ee4ad" style:font-size-asian="18pt" style:font-style-asian="italic" style:font-weight-asian="normal" style:font-size-complex="18pt" style:font-style-complex="italic" style:font-weight-complex="normal"/>
    </style:style>
    <style:style style:name="P25" style:family="paragraph" style:parent-style-name="Standard">
      <style:text-properties style:font-name="Liberation Mono" fo:font-size="18pt" fo:font-style="italic" style:text-underline-style="none" fo:font-weight="normal" officeooo:rsid="002d21a2" officeooo:paragraph-rsid="002ee4ad" style:font-size-asian="18pt" style:font-style-asian="italic" style:font-weight-asian="normal" style:font-size-complex="18pt" style:font-style-complex="italic" style:font-weight-complex="normal"/>
    </style:style>
    <style:style style:name="P26" style:family="paragraph" style:parent-style-name="Standard" style:list-style-name="L3">
      <style:text-properties style:font-name="Liberation Mono" fo:font-size="18pt" fo:font-style="italic" style:text-underline-style="none" fo:font-weight="normal" officeooo:rsid="002d21a2" officeooo:paragraph-rsid="002ee4ad" style:font-size-asian="18pt" style:font-style-asian="italic" style:font-weight-asian="normal" style:font-size-complex="18pt" style:font-style-complex="italic" style:font-weight-complex="normal"/>
    </style:style>
    <style:style style:name="P27" style:family="paragraph" style:parent-style-name="Standard" style:list-style-name="L3">
      <style:text-properties officeooo:paragraph-rsid="002ee4ad"/>
    </style:style>
    <style:style style:name="P28" style:family="paragraph" style:parent-style-name="Standard">
      <style:text-properties style:font-name="Liberation Mono" fo:font-size="18pt" fo:font-style="italic" style:text-underline-style="none" fo:font-weight="bold" officeooo:rsid="001d1e3d" officeooo:paragraph-rsid="001d1e3d" style:font-size-asian="18pt" style:font-style-asian="italic" style:font-weight-asian="bold" style:font-size-complex="18pt" style:font-style-complex="italic" style:font-weight-complex="bold"/>
    </style:style>
    <style:style style:name="P29" style:family="paragraph" style:parent-style-name="Standard" style:list-style-name="L4">
      <style:text-properties style:font-name="Liberation Mono" fo:font-size="18pt" fo:font-style="italic" style:text-underline-style="none" fo:font-weight="normal" officeooo:rsid="001d1e3d" officeooo:paragraph-rsid="001d1e3d" style:font-size-asian="18pt" style:font-style-asian="italic" style:font-weight-asian="normal" style:font-size-complex="18pt" style:font-style-complex="italic" style:font-weight-complex="normal"/>
    </style:style>
    <style:style style:name="P30" style:family="paragraph" style:parent-style-name="Standard" style:list-style-name="L4">
      <style:text-properties officeooo:paragraph-rsid="001d1e3d"/>
    </style:style>
    <style:style style:name="P31" style:family="paragraph" style:parent-style-name="Standard" style:list-style-name="L4">
      <style:text-properties officeooo:paragraph-rsid="0030302b"/>
    </style:style>
    <style:style style:name="P32" style:family="paragraph" style:parent-style-name="Standard">
      <style:text-properties style:font-name="Liberation Mono" fo:font-size="18pt" fo:font-style="italic" style:text-underline-style="none" fo:font-weight="bold" officeooo:rsid="002ee4ad" officeooo:paragraph-rsid="002ee4ad" style:font-size-asian="18pt" style:font-style-asian="italic" style:font-weight-asian="bold" style:font-size-complex="18pt" style:font-style-complex="italic" style:font-weight-complex="bold"/>
    </style:style>
    <style:style style:name="P33" style:family="paragraph" style:parent-style-name="Standard">
      <style:text-properties style:font-name="Liberation Mono" fo:font-size="18pt" fo:font-style="italic" style:text-underline-style="none" fo:font-weight="normal" officeooo:rsid="002ee4ad" officeooo:paragraph-rsid="002ee4ad" style:font-size-asian="18pt" style:font-style-asian="italic" style:font-weight-asian="normal" style:font-size-complex="18pt" style:font-style-complex="italic" style:font-weight-complex="normal"/>
    </style:style>
    <style:style style:name="P34" style:family="paragraph" style:parent-style-name="Standard" style:list-style-name="L5">
      <style:text-properties style:font-name="Liberation Mono" fo:font-size="18pt" fo:font-style="italic" style:text-underline-style="none" fo:font-weight="normal" officeooo:rsid="0030302b" officeooo:paragraph-rsid="0030302b" style:font-size-asian="18pt" style:font-style-asian="italic" style:font-weight-asian="normal" style:font-size-complex="18pt" style:font-style-complex="italic" style:font-weight-complex="normal"/>
    </style:style>
    <style:style style:name="P35" style:family="paragraph" style:parent-style-name="Standard">
      <style:text-properties style:font-name="Liberation Mono" fo:font-size="18pt" fo:font-style="italic" style:text-underline-style="none" fo:font-weight="normal" officeooo:rsid="001d1e3d" officeooo:paragraph-rsid="001d4883" style:font-size-asian="18pt" style:font-style-asian="italic" style:font-weight-asian="normal" style:font-size-complex="18pt" style:font-style-complex="italic" style:font-weight-complex="normal"/>
    </style:style>
    <style:style style:name="P36" style:family="paragraph" style:parent-style-name="Standard">
      <style:text-properties style:font-name="Liberation Mono" fo:font-size="18pt" fo:font-style="italic" style:text-underline-style="none" fo:font-weight="normal" officeooo:rsid="0030302b" officeooo:paragraph-rsid="0030302b" style:font-size-asian="18pt" style:font-style-asian="italic" style:font-weight-asian="normal" style:font-size-complex="18pt" style:font-style-complex="italic" style:font-weight-complex="normal"/>
    </style:style>
    <style:style style:name="P37" style:family="paragraph" style:parent-style-name="Standard" style:list-style-name="L6">
      <style:text-properties style:font-name="Liberation Mono" fo:font-size="18pt" fo:font-style="italic" style:text-underline-style="none" fo:font-weight="normal" officeooo:rsid="0030302b" officeooo:paragraph-rsid="0030302b" style:font-size-asian="18pt" style:font-style-asian="italic" style:font-weight-asian="normal" style:font-size-complex="18pt" style:font-style-complex="italic" style:font-weight-complex="normal"/>
    </style:style>
    <style:style style:name="P38" style:family="paragraph" style:parent-style-name="Standard" style:list-style-name="L6">
      <style:text-properties officeooo:rsid="0030302b" officeooo:paragraph-rsid="0030302b"/>
    </style:style>
    <style:style style:name="P39" style:family="paragraph" style:parent-style-name="Standard" style:list-style-name="L6">
      <style:text-properties officeooo:rsid="003185dd" officeooo:paragraph-rsid="003185dd"/>
    </style:style>
    <style:style style:name="P40" style:family="paragraph" style:parent-style-name="Standard" style:list-style-name="L6">
      <style:text-properties style:font-name="Liberation Mono" fo:font-size="18pt" fo:font-style="italic" style:text-underline-style="none" fo:font-weight="normal" officeooo:rsid="003185dd" officeooo:paragraph-rsid="003185dd" style:font-size-asian="18pt" style:font-style-asian="italic" style:font-weight-asian="normal" style:font-size-complex="18pt" style:font-style-complex="italic" style:font-weight-complex="normal"/>
    </style:style>
    <style:style style:name="P41" style:family="paragraph" style:parent-style-name="Standard">
      <style:text-properties officeooo:rsid="0030302b" officeooo:paragraph-rsid="0030302b"/>
    </style:style>
    <style:style style:name="P42" style:family="paragraph" style:parent-style-name="Standard">
      <style:paragraph-properties fo:text-align="center" style:justify-single-word="false"/>
      <style:text-properties style:font-name="Liberation Mono" fo:font-size="18pt" fo:font-style="italic" style:text-underline-style="none" fo:font-weight="normal" officeooo:rsid="003185dd" officeooo:paragraph-rsid="003185dd" style:font-size-asian="18pt" style:font-style-asian="italic" style:font-weight-asian="normal" style:font-size-complex="18pt" style:font-style-complex="italic" style:font-weight-complex="normal"/>
    </style:style>
    <style:style style:name="P43" style:family="paragraph" style:parent-style-name="Standard">
      <style:paragraph-properties fo:text-align="center" style:justify-single-word="false"/>
      <style:text-properties officeooo:rsid="003185dd" officeooo:paragraph-rsid="003185dd"/>
    </style:style>
    <style:style style:name="P44" style:family="paragraph" style:parent-style-name="Standard">
      <style:paragraph-properties fo:text-align="start" style:justify-single-word="false"/>
      <style:text-properties officeooo:rsid="003185dd" officeooo:paragraph-rsid="003185dd"/>
    </style:style>
    <style:style style:name="P45" style:family="paragraph">
      <style:paragraph-properties fo:text-align="center"/>
    </style:style>
    <style:style style:name="P46" style:family="paragraph" style:parent-style-name="Standard" style:list-style-name="L7">
      <style:text-properties style:font-name="Liberation Mono" fo:font-size="18pt" fo:font-style="italic" style:text-underline-style="none" fo:font-weight="normal" officeooo:rsid="00320724" officeooo:paragraph-rsid="00320724" style:font-size-asian="18pt" style:font-style-asian="italic" style:font-weight-asian="normal" style:font-size-complex="18pt" style:font-style-complex="italic" style:font-weight-complex="normal"/>
    </style:style>
    <style:style style:name="P47" style:family="paragraph" style:parent-style-name="Standard" style:list-style-name="L8">
      <style:text-properties style:font-name="Liberation Mono" fo:font-size="18pt" fo:font-style="italic" style:text-underline-style="none" fo:font-weight="normal" officeooo:rsid="00320724" officeooo:paragraph-rsid="00320724" style:font-size-asian="18pt" style:font-style-asian="italic" style:font-weight-asian="normal" style:font-size-complex="18pt" style:font-style-complex="italic" style:font-weight-complex="normal"/>
    </style:style>
    <style:style style:name="P48" style:family="paragraph" style:parent-style-name="Standard">
      <style:text-properties officeooo:rsid="00320724" officeooo:paragraph-rsid="00320724"/>
    </style:style>
    <style:style style:name="P49" style:family="paragraph" style:parent-style-name="Standard">
      <style:text-properties style:font-name="Liberation Mono" fo:font-size="18pt" fo:font-style="italic" style:text-underline-style="none" fo:font-weight="normal" officeooo:rsid="0032bf4e" officeooo:paragraph-rsid="0032bf4e" style:font-size-asian="18pt" style:font-style-asian="italic" style:font-weight-asian="normal" style:font-size-complex="18pt" style:font-style-complex="italic" style:font-weight-complex="normal"/>
    </style:style>
    <style:style style:name="P50" style:family="paragraph" style:parent-style-name="Standard">
      <style:text-properties style:font-name="Liberation Mono" fo:font-size="18pt" fo:font-style="italic" style:text-underline-style="none" fo:font-weight="normal" officeooo:rsid="0032bf4e" officeooo:paragraph-rsid="0030302b" style:font-size-asian="18pt" style:font-style-asian="italic" style:font-weight-asian="normal" style:font-size-complex="18pt" style:font-style-complex="italic" style:font-weight-complex="normal"/>
    </style:style>
    <style:style style:name="P51" style:family="paragraph" style:parent-style-name="Standard">
      <style:text-properties officeooo:rsid="0032bf4e" officeooo:paragraph-rsid="0032bf4e"/>
    </style:style>
    <style:style style:name="P52" style:family="paragraph" style:parent-style-name="Standard" style:list-style-name="L9">
      <style:text-properties style:font-name="Liberation Mono" fo:font-size="18pt" fo:font-style="italic" style:text-underline-style="none" fo:font-weight="normal" officeooo:rsid="0032bf4e" officeooo:paragraph-rsid="0032bf4e" style:font-size-asian="18pt" style:font-style-asian="italic" style:font-weight-asian="normal" style:font-size-complex="18pt" style:font-style-complex="italic" style:font-weight-complex="normal"/>
    </style:style>
    <style:style style:name="P53" style:family="paragraph" style:parent-style-name="Standard">
      <style:text-properties style:font-name="Liberation Mono" fo:font-size="18pt" fo:font-style="italic" fo:font-weight="normal" officeooo:rsid="002797e7" officeooo:paragraph-rsid="00376bf8" style:font-size-asian="18pt" style:font-style-asian="italic" style:font-weight-asian="normal" style:font-size-complex="18pt" style:font-style-complex="italic" style:font-weight-complex="normal"/>
    </style:style>
    <style:style style:name="P54" style:family="paragraph" style:parent-style-name="Standard">
      <style:text-properties style:font-name="Liberation Mono" fo:font-size="18pt" fo:font-style="italic" fo:font-weight="normal" officeooo:rsid="002797e7" officeooo:paragraph-rsid="0029288d" style:font-size-asian="18pt" style:font-style-asian="italic" style:font-weight-asian="normal" style:font-size-complex="18pt" style:font-style-complex="italic" style:font-weight-complex="normal"/>
    </style:style>
    <style:style style:name="P55" style:family="paragraph" style:parent-style-name="Standard">
      <style:text-properties style:font-name="Liberation Mono" fo:font-size="18pt" fo:font-style="italic" fo:font-weight="normal" officeooo:rsid="0032bf4e" officeooo:paragraph-rsid="00376bf8" style:font-size-asian="18pt" style:font-style-asian="italic" style:font-weight-asian="normal" style:font-size-complex="18pt" style:font-style-complex="italic" style:font-weight-complex="normal"/>
    </style:style>
    <style:style style:name="P56" style:family="paragraph" style:parent-style-name="Standard">
      <style:text-properties style:font-name="Liberation Mono" fo:font-size="18pt" fo:font-style="italic" fo:font-weight="normal" officeooo:rsid="002797e7" officeooo:paragraph-rsid="002797e7" style:font-size-asian="18pt" style:font-style-asian="italic" style:font-weight-asian="normal" style:font-size-complex="18pt" style:font-style-complex="italic" style:font-weight-complex="normal"/>
    </style:style>
    <style:style style:name="P57" style:family="paragraph" style:parent-style-name="Standard">
      <style:text-properties style:font-name="Liberation Mono" fo:font-size="18pt" fo:font-style="italic" style:text-underline-style="none" fo:font-weight="normal" officeooo:rsid="00376bf8" officeooo:paragraph-rsid="00376bf8" style:font-size-asian="18pt" style:font-style-asian="italic" style:font-weight-asian="normal" style:font-size-complex="18pt" style:font-style-complex="italic" style:font-weight-complex="normal"/>
    </style:style>
    <style:style style:name="P58" style:family="paragraph" style:parent-style-name="Standard">
      <style:text-properties style:font-name="Liberation Mono" fo:font-size="18pt" fo:font-style="italic" style:text-underline-style="none" fo:font-weight="bold" officeooo:rsid="003a3bf5" officeooo:paragraph-rsid="003a3bf5" style:font-size-asian="18pt" style:font-style-asian="italic" style:font-weight-asian="bold" style:font-size-complex="18pt" style:font-style-complex="italic" style:font-weight-complex="bold"/>
    </style:style>
    <style:style style:name="P59" style:family="paragraph" style:parent-style-name="Standard" style:list-style-name="L10">
      <style:text-properties style:font-name="Liberation Mono" fo:font-size="18pt" fo:font-style="italic" style:text-underline-style="none" fo:font-weight="normal" officeooo:rsid="00376bf8" officeooo:paragraph-rsid="00376bf8" style:font-size-asian="18pt" style:font-style-asian="italic" style:font-weight-asian="normal" style:font-size-complex="18pt" style:font-style-complex="italic" style:font-weight-complex="normal"/>
    </style:style>
    <style:style style:name="P60" style:family="paragraph" style:parent-style-name="Standard" style:list-style-name="L10">
      <style:text-properties style:font-name="Liberation Mono" fo:font-size="18pt" fo:font-style="italic" style:text-underline-style="none" fo:font-weight="normal" officeooo:rsid="003a3bf5" officeooo:paragraph-rsid="003a3bf5" style:font-size-asian="18pt" style:font-style-asian="italic" style:font-weight-asian="normal" style:font-size-complex="18pt" style:font-style-complex="italic" style:font-weight-complex="normal"/>
    </style:style>
    <style:style style:name="P61" style:family="paragraph" style:parent-style-name="Standard" style:list-style-name="L11">
      <style:text-properties style:font-name="Liberation Mono" fo:font-size="18pt" fo:font-style="italic" style:text-underline-style="none" fo:font-weight="normal" officeooo:rsid="0038c05a" officeooo:paragraph-rsid="0038c05a" style:font-size-asian="18pt" style:font-style-asian="italic" style:font-weight-asian="normal" style:font-size-complex="18pt" style:font-style-complex="italic" style:font-weight-complex="normal"/>
    </style:style>
    <style:style style:name="P62" style:family="paragraph" style:parent-style-name="Standard" style:list-style-name="L11">
      <style:text-properties style:font-name="Liberation Mono" fo:font-size="18pt" fo:font-style="italic" style:text-underline-style="none" fo:font-weight="normal" officeooo:rsid="003b7ead" officeooo:paragraph-rsid="003b7ead" style:font-size-asian="18pt" style:font-style-asian="italic" style:font-weight-asian="normal" style:font-size-complex="18pt" style:font-style-complex="italic" style:font-weight-complex="normal"/>
    </style:style>
    <style:style style:name="P63" style:family="paragraph" style:parent-style-name="Standard">
      <style:text-properties style:font-name="Liberation Mono" fo:font-size="18pt" fo:font-style="italic" style:text-underline-style="none" fo:font-weight="normal" officeooo:rsid="0038c05a" officeooo:paragraph-rsid="0038c05a" style:font-size-asian="18pt" style:font-style-asian="italic" style:font-weight-asian="normal" style:font-size-complex="18pt" style:font-style-complex="italic" style:font-weight-complex="normal"/>
    </style:style>
    <style:style style:name="P64" style:family="paragraph" style:parent-style-name="Standard">
      <style:text-properties style:font-name="Liberation Mono" fo:font-size="18pt" fo:font-style="italic" style:text-underline-style="none" fo:font-weight="normal" officeooo:rsid="003a3bf5" officeooo:paragraph-rsid="003a3bf5" style:font-size-asian="18pt" style:font-style-asian="italic" style:font-weight-asian="normal" style:font-size-complex="18pt" style:font-style-complex="italic" style:font-weight-complex="normal"/>
    </style:style>
    <style:style style:name="P65" style:family="paragraph" style:parent-style-name="Standard" style:list-style-name="L12">
      <style:text-properties style:font-name="Liberation Mono" fo:font-size="18pt" fo:font-style="italic" style:text-underline-style="none" fo:font-weight="normal" officeooo:rsid="003a3bf5" officeooo:paragraph-rsid="003a3bf5" style:font-size-asian="18pt" style:font-style-asian="italic" style:font-weight-asian="normal" style:font-size-complex="18pt" style:font-style-complex="italic" style:font-weight-complex="normal"/>
    </style:style>
    <style:style style:name="P66" style:family="paragraph" style:parent-style-name="Standard" style:list-style-name="L12">
      <style:text-properties style:font-name="Liberation Mono" fo:font-size="18pt" fo:font-style="italic" style:text-underline-style="none" fo:font-weight="normal" officeooo:rsid="003b7ead" officeooo:paragraph-rsid="003b7ead" style:font-size-asian="18pt" style:font-style-asian="italic" style:font-weight-asian="normal" style:font-size-complex="18pt" style:font-style-complex="italic" style:font-weight-complex="normal"/>
    </style:style>
    <style:style style:name="P67" style:family="paragraph" style:parent-style-name="Standard">
      <style:text-properties style:font-name="Liberation Mono" fo:font-size="18pt" fo:font-style="italic" style:text-underline-style="none" fo:font-weight="normal" officeooo:rsid="003b7ead" officeooo:paragraph-rsid="003b7ead" style:font-size-asian="18pt" style:font-style-asian="italic" style:font-weight-asian="normal" style:font-size-complex="18pt" style:font-style-complex="italic" style:font-weight-complex="normal"/>
    </style:style>
    <style:style style:name="P68" style:family="paragraph" style:parent-style-name="Standard" style:list-style-name="L13">
      <style:text-properties style:font-name="Liberation Mono" fo:font-size="18pt" fo:font-style="italic" style:text-underline-style="none" fo:font-weight="normal" officeooo:rsid="003b7ead" officeooo:paragraph-rsid="003b7ead" style:font-size-asian="18pt" style:font-style-asian="italic" style:font-weight-asian="normal" style:font-size-complex="18pt" style:font-style-complex="italic" style:font-weight-complex="normal"/>
    </style:style>
    <style:style style:name="P69" style:family="paragraph" style:parent-style-name="Standard">
      <style:text-properties style:font-name="Liberation Mono" fo:font-size="18pt" fo:font-style="italic" style:text-underline-style="none" fo:font-weight="normal" officeooo:rsid="003c39ab" officeooo:paragraph-rsid="003c39ab" style:font-size-asian="18pt" style:font-style-asian="italic" style:font-weight-asian="normal" style:font-size-complex="18pt" style:font-style-complex="italic" style:font-weight-complex="normal"/>
    </style:style>
    <style:style style:name="P70" style:family="paragraph" style:parent-style-name="Standard" style:list-style-name="L14">
      <style:text-properties style:font-name="Liberation Mono" fo:font-size="18pt" fo:font-style="italic" style:text-underline-style="none" fo:font-weight="normal" officeooo:rsid="003c39ab" officeooo:paragraph-rsid="003c39ab" style:font-size-asian="18pt" style:font-style-asian="italic" style:font-weight-asian="normal" style:font-size-complex="18pt" style:font-style-complex="italic" style:font-weight-complex="normal"/>
    </style:style>
    <style:style style:name="P71" style:family="paragraph" style:parent-style-name="Standard">
      <style:text-properties officeooo:paragraph-rsid="003c39ab"/>
    </style:style>
    <style:style style:name="P72" style:family="paragraph" style:parent-style-name="Standard" style:list-style-name="L14">
      <style:text-properties officeooo:rsid="003c39ab" officeooo:paragraph-rsid="003d2c97"/>
    </style:style>
    <style:style style:name="P73" style:family="paragraph" style:parent-style-name="Standard" style:list-style-name="L14">
      <style:text-properties style:font-name="Liberation Mono" fo:font-size="18pt" fo:font-style="italic" style:text-underline-style="none" fo:font-weight="normal" officeooo:rsid="003c39ab" officeooo:paragraph-rsid="003d2c97" style:font-size-asian="18pt" style:font-style-asian="italic" style:font-weight-asian="normal" style:font-size-complex="18pt" style:font-style-complex="italic" style:font-weight-complex="normal"/>
    </style:style>
    <style:style style:name="P74" style:family="paragraph" style:parent-style-name="Standard">
      <style:text-properties officeooo:rsid="003c39ab" officeooo:paragraph-rsid="003c39ab"/>
    </style:style>
    <style:style style:name="P75" style:family="paragraph" style:parent-style-name="Standard">
      <style:text-properties officeooo:rsid="003d2c97" officeooo:paragraph-rsid="003d2c97"/>
    </style:style>
    <style:style style:name="P76" style:family="paragraph" style:parent-style-name="Standard" style:list-style-name="L15">
      <style:text-properties style:font-name="Liberation Mono" fo:font-size="18pt" fo:font-style="italic" style:text-underline-style="none" fo:font-weight="normal" officeooo:rsid="003d2c97" officeooo:paragraph-rsid="003d2c97" style:font-size-asian="18pt" style:font-style-asian="italic" style:font-weight-asian="normal" style:font-size-complex="18pt" style:font-style-complex="italic" style:font-weight-complex="normal"/>
    </style:style>
    <style:style style:name="P77" style:family="paragraph" style:parent-style-name="Standard">
      <style:text-properties style:font-name="Liberation Mono" fo:font-size="18pt" fo:font-style="italic" style:text-underline-style="none" fo:font-weight="normal" officeooo:rsid="003d2c97" officeooo:paragraph-rsid="003d2c97" style:font-size-asian="18pt" style:font-style-asian="italic" style:font-weight-asian="normal" style:font-size-complex="18pt" style:font-style-complex="italic" style:font-weight-complex="normal"/>
    </style:style>
    <style:style style:name="P78" style:family="paragraph" style:parent-style-name="Standard" style:list-style-name="L16">
      <style:text-properties style:font-name="Liberation Mono" fo:font-size="18pt" fo:font-style="italic" style:text-underline-style="none" fo:font-weight="normal" officeooo:rsid="003d2c97" officeooo:paragraph-rsid="003d2c97" style:font-size-asian="18pt" style:font-style-asian="italic" style:font-weight-asian="normal" style:font-size-complex="18pt" style:font-style-complex="italic" style:font-weight-complex="normal"/>
    </style:style>
    <style:style style:name="P79" style:family="paragraph" style:parent-style-name="Standard">
      <style:text-properties style:font-name="Liberation Mono" fo:font-size="18pt" fo:font-style="italic" style:text-underline-style="none" fo:font-weight="normal" officeooo:rsid="003f245a" officeooo:paragraph-rsid="003f245a" style:font-size-asian="18pt" style:font-style-asian="italic" style:font-weight-asian="normal" style:font-size-complex="18pt" style:font-style-complex="italic" style:font-weight-complex="normal"/>
    </style:style>
    <style:style style:name="P80" style:family="paragraph" style:parent-style-name="Standard" style:list-style-name="L17">
      <style:text-properties style:font-name="Liberation Mono" fo:font-size="18pt" fo:font-style="italic" style:text-underline-style="none" fo:font-weight="normal" officeooo:rsid="003f245a" officeooo:paragraph-rsid="003f245a" style:font-size-asian="18pt" style:font-style-asian="italic" style:font-weight-asian="normal" style:font-size-complex="18pt" style:font-style-complex="italic" style:font-weight-complex="normal"/>
    </style:style>
    <style:style style:name="P81" style:family="paragraph" style:parent-style-name="Standard" style:list-style-name="L18">
      <style:text-properties style:font-name="Liberation Mono" fo:font-size="18pt" fo:font-style="italic" style:text-underline-style="none" fo:font-weight="normal" officeooo:rsid="003f245a" officeooo:paragraph-rsid="003f245a" style:font-size-asian="18pt" style:font-style-asian="italic" style:font-weight-asian="normal" style:font-size-complex="18pt" style:font-style-complex="italic" style:font-weight-complex="normal"/>
    </style:style>
    <style:style style:name="P82" style:family="paragraph" style:parent-style-name="Standard" style:list-style-name="L19">
      <style:text-properties style:font-name="Liberation Mono" fo:font-size="18pt" fo:font-style="italic" style:text-underline-style="none" fo:font-weight="normal" officeooo:rsid="003f245a" officeooo:paragraph-rsid="003f245a" style:font-size-asian="18pt" style:font-style-asian="italic" style:font-weight-asian="normal" style:font-size-complex="18pt" style:font-style-complex="italic" style:font-weight-complex="normal"/>
    </style:style>
    <style:style style:name="P83" style:family="paragraph" style:parent-style-name="Standard">
      <style:text-properties style:font-name="Liberation Mono" fo:font-size="18pt" fo:font-style="italic" style:text-underline-style="none" fo:font-weight="normal" officeooo:rsid="003ff60a" officeooo:paragraph-rsid="003ff60a" style:font-size-asian="18pt" style:font-style-asian="italic" style:font-weight-asian="normal" style:font-size-complex="18pt" style:font-style-complex="italic" style:font-weight-complex="normal"/>
    </style:style>
    <style:style style:name="P84" style:family="paragraph" style:parent-style-name="Standard" style:list-style-name="L20">
      <style:text-properties style:font-name="Liberation Mono" fo:font-size="18pt" fo:font-style="italic" style:text-underline-style="none" fo:font-weight="normal" officeooo:rsid="003ff60a" officeooo:paragraph-rsid="003ff60a" style:font-size-asian="18pt" style:font-style-asian="italic" style:font-weight-asian="normal" style:font-size-complex="18pt" style:font-style-complex="italic" style:font-weight-complex="normal"/>
    </style:style>
    <style:style style:name="P85" style:family="paragraph" style:parent-style-name="Standard" style:list-style-name="L20">
      <style:text-properties style:font-name="Liberation Mono" fo:font-size="18pt" fo:font-style="italic" style:text-underline-style="none" fo:font-weight="normal" officeooo:rsid="0041d65c" officeooo:paragraph-rsid="0041d65c" style:font-size-asian="18pt" style:font-style-asian="italic" style:font-weight-asian="normal" style:font-size-complex="18pt" style:font-style-complex="italic" style:font-weight-complex="normal"/>
    </style:style>
    <style:style style:name="P86" style:family="paragraph" style:parent-style-name="Standard">
      <style:text-properties style:font-name="Liberation Mono" fo:font-size="18pt" fo:font-style="italic" style:text-underline-style="none" fo:font-weight="normal" officeooo:rsid="0041d65c" officeooo:paragraph-rsid="0041d65c" style:font-size-asian="18pt" style:font-style-asian="italic" style:font-weight-asian="normal" style:font-size-complex="18pt" style:font-style-complex="italic" style:font-weight-complex="normal"/>
    </style:style>
    <style:style style:name="P87" style:family="paragraph" style:parent-style-name="Standard" style:list-style-name="L21">
      <style:text-properties style:font-name="Liberation Mono" fo:font-size="18pt" fo:font-style="italic" style:text-underline-style="none" fo:font-weight="normal" officeooo:rsid="0041d65c" officeooo:paragraph-rsid="0041d65c" style:font-size-asian="18pt" style:font-style-asian="italic" style:font-weight-asian="normal" style:font-size-complex="18pt" style:font-style-complex="italic" style:font-weight-complex="normal"/>
    </style:style>
    <style:style style:name="P88" style:family="paragraph" style:parent-style-name="Standard" style:list-style-name="L22">
      <style:text-properties style:font-name="Liberation Mono" fo:font-size="18pt" fo:font-style="italic" style:text-underline-style="none" fo:font-weight="normal" officeooo:rsid="0041d65c" officeooo:paragraph-rsid="0041d65c" style:font-size-asian="18pt" style:font-style-asian="italic" style:font-weight-asian="normal" style:font-size-complex="18pt" style:font-style-complex="italic" style:font-weight-complex="normal"/>
    </style:style>
    <style:style style:name="P89" style:family="paragraph" style:parent-style-name="Standard">
      <style:text-properties style:font-name="Liberation Mono" fo:font-size="18pt" fo:font-style="italic" style:text-underline-style="none" fo:font-weight="normal" officeooo:rsid="00436888" officeooo:paragraph-rsid="00436888" style:font-size-asian="18pt" style:font-style-asian="italic" style:font-weight-asian="normal" style:font-size-complex="18pt" style:font-style-complex="italic" style:font-weight-complex="normal"/>
    </style:style>
    <style:style style:name="P90" style:family="paragraph" style:parent-style-name="Standard" style:list-style-name="L23">
      <style:text-properties style:font-name="Liberation Mono" fo:font-size="18pt" fo:font-style="italic" style:text-underline-style="none" fo:font-weight="normal" officeooo:rsid="00436888" officeooo:paragraph-rsid="00436888" style:font-size-asian="18pt" style:font-style-asian="italic" style:font-weight-asian="normal" style:font-size-complex="18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e1ff"/>
    </style:style>
    <style:style style:name="T3" style:family="text">
      <style:text-properties fo:font-weight="bold" officeooo:rsid="002ee4ad" style:font-weight-asian="bold" style:font-weight-complex="bold"/>
    </style:style>
    <style:style style:name="T4" style:family="text">
      <style:text-properties style:font-name="Liberation Mono" fo:font-size="18pt" fo:font-style="italic" style:text-underline-style="none" fo:font-weight="normal" officeooo:rsid="001d1e3d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style:font-name="Liberation Mono" fo:font-size="18pt" fo:font-style="italic" style:text-underline-style="none" fo:font-weight="normal" officeooo:rsid="001d4883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style:font-name="Liberation Mono" fo:font-size="18pt" fo:font-style="italic" style:text-underline-style="none" fo:font-weight="normal" officeooo:rsid="00290b19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style:font-name="Liberation Mono" fo:font-size="18pt" fo:font-style="italic" style:text-underline-style="none" fo:font-weight="normal" officeooo:rsid="002b9e67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officeooo:rsid="001df010"/>
    </style:style>
    <style:style style:name="T9" style:family="text">
      <style:text-properties officeooo:rsid="001e274f"/>
    </style:style>
    <style:style style:name="T10" style:family="text">
      <style:text-properties fo:font-weight="bold" officeooo:rsid="001d1e3d" style:font-weight-asian="bold" style:font-weight-complex="bold"/>
    </style:style>
    <style:style style:name="T11" style:family="text">
      <style:text-properties officeooo:rsid="001d1e3d"/>
    </style:style>
    <style:style style:name="T12" style:family="text">
      <style:text-properties officeooo:rsid="00273a53"/>
    </style:style>
    <style:style style:name="T13" style:family="text">
      <style:text-properties fo:font-variant="normal" fo:text-transform="none" fo:color="#001d35" loext:opacity="100%" fo:letter-spacing="normal" style:text-underline-style="none" officeooo:rsid="00273a53"/>
    </style:style>
    <style:style style:name="T14" style:family="text">
      <style:text-properties style:font-name="Liberation Mono" fo:font-size="18pt" fo:font-style="italic" style:text-underline-style="none" fo:font-weight="normal" officeooo:rsid="001e99e9" style:font-size-asian="18pt" style:font-style-asian="italic" style:font-weight-asian="normal" style:font-size-complex="18pt" style:font-style-complex="italic" style:font-weight-complex="normal"/>
    </style:style>
    <style:style style:name="T15" style:family="text">
      <style:text-properties style:font-name="Liberation Mono" fo:font-size="18pt" fo:font-style="italic" style:text-underline-style="none" fo:font-weight="normal" officeooo:rsid="001fda08" style:font-size-asian="18pt" style:font-style-asian="italic" style:font-weight-asian="normal" style:font-size-complex="18pt" style:font-style-complex="italic" style:font-weight-complex="normal"/>
    </style:style>
    <style:style style:name="T16" style:family="text">
      <style:text-properties style:font-name="Liberation Mono" fo:font-size="18pt" fo:font-style="italic" style:text-underline-style="none" fo:font-weight="normal" officeooo:rsid="0021a5d6" style:font-size-asian="18pt" style:font-style-asian="italic" style:font-weight-asian="normal" style:font-size-complex="18pt" style:font-style-complex="italic" style:font-weight-complex="normal"/>
    </style:style>
    <style:style style:name="T17" style:family="text">
      <style:text-properties style:font-name="Liberation Mono" fo:font-size="18pt" fo:font-style="italic" style:text-underline-style="none" fo:font-weight="normal" officeooo:rsid="002d21a2" style:font-size-asian="18pt" style:font-style-asian="italic" style:font-weight-asian="normal" style:font-size-complex="18pt" style:font-style-complex="italic" style:font-weight-complex="normal"/>
    </style:style>
    <style:style style:name="T18" style:family="text">
      <style:text-properties officeooo:rsid="002ee4ad"/>
    </style:style>
    <style:style style:name="T19" style:family="text">
      <style:text-properties officeooo:rsid="0030302b"/>
    </style:style>
    <style:style style:name="T20" style:family="text">
      <style:text-properties officeooo:rsid="00320724"/>
    </style:style>
    <style:style style:name="T21" style:family="text">
      <style:text-properties style:font-name="Liberation Mono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2" style:family="text">
      <style:text-properties style:font-name="Liberation Mono" fo:font-size="18pt" fo:font-style="italic" style:text-underline-style="none" fo:font-weight="normal" officeooo:rsid="003185dd" style:font-size-asian="18pt" style:font-style-asian="italic" style:font-weight-asian="normal" style:font-size-complex="18pt" style:font-style-complex="italic" style:font-weight-complex="normal"/>
    </style:style>
    <style:style style:name="T23" style:family="text">
      <style:text-properties style:font-name="Liberation Mono" fo:font-size="18pt" fo:font-style="italic" style:text-underline-style="none" fo:font-weight="normal" officeooo:rsid="00320724" style:font-size-asian="18pt" style:font-style-asian="italic" style:font-weight-asian="normal" style:font-size-complex="18pt" style:font-style-complex="italic" style:font-weight-complex="normal"/>
    </style:style>
    <style:style style:name="T24" style:family="text">
      <style:text-properties style:font-name="Liberation Mono" fo:font-size="18pt" fo:font-style="italic" style:text-underline-style="none" fo:font-weight="normal" officeooo:rsid="0032bf4e" style:font-size-asian="18pt" style:font-style-asian="italic" style:font-weight-asian="normal" style:font-size-complex="18pt" style:font-style-complex="italic" style:font-weight-complex="normal"/>
    </style:style>
    <style:style style:name="T25" style:family="text">
      <style:text-properties officeooo:rsid="003503e0"/>
    </style:style>
    <style:style style:name="T26" style:family="text">
      <style:text-properties officeooo:rsid="00376bf8"/>
    </style:style>
    <style:style style:name="T27" style:family="text">
      <style:text-properties officeooo:rsid="0032bf4e"/>
    </style:style>
    <style:style style:name="T28" style:family="text">
      <style:text-properties officeooo:rsid="003a3bf5"/>
    </style:style>
    <style:style style:name="T29" style:family="text">
      <style:text-properties style:font-name="Liberation Mono" fo:font-size="18pt" fo:font-style="italic" style:text-underline-style="none" fo:font-weight="normal" officeooo:rsid="003d2c97" style:font-size-asian="18pt" style:font-style-asian="italic" style:font-weight-asian="normal" style:font-size-complex="18pt" style:font-style-complex="italic" style:font-weight-complex="normal"/>
    </style:style>
    <style:style style:name="T30" style:family="text">
      <style:text-properties style:font-name="Liberation Mono" fo:font-size="18pt" fo:font-style="italic" style:text-underline-style="none" fo:font-weight="normal" officeooo:rsid="003b7ead" style:font-size-asian="18pt" style:font-style-asian="italic" style:font-weight-asian="normal" style:font-size-complex="18pt" style:font-style-complex="italic" style:font-weight-complex="normal"/>
    </style:style>
    <style:style style:name="T31" style:family="text">
      <style:text-properties officeooo:rsid="0043688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5in" fo:text-indent="-0.25in" fo:margin-left="0.6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marker-start="Arrow" draw:marker-start-width="0.0693in" draw:marker-end="Arrow" draw:marker-end-width="0.0693in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ata</text:span> is any kind of information that can be recorded.</text:p>
      <text:p text:style-name="P1"/>
      <text:p text:style-name="P1"><text:span text:style-name="T1">Database(DB)</text:span> is an organised collection of data.</text:p>
      <text:p text:style-name="P1"/>
      <text:p text:style-name="P2">Database Management System(DBMS):</text:p>
      <text:p text:style-name="P1"><text:s text:c="2"/>It is a software(set of programs) used to manage &amp; access DB.</text:p>
      <text:p text:style-name="P1"><text:s text:c="2"/>It has 2 types:</text:p>
      <text:p text:style-name="P1">1.<text:span text:style-name="T1">RDBMS(relational)</text:span>:</text:p>
      <text:p text:style-name="P1"><text:s text:c="3"/>stores data in tables with relationships in b/w.</text:p>
      <text:p text:style-name="P1"><text:s text:c="3"/>Its examples are MySQL, PostgreSQL, Microsoft SQL Server, Oracle, SQLite.</text:p>
      <text:p text:style-name="P1">2.<text:span text:style-name="T1">NoSQL DBMS</text:span></text:p>
      <text:p text:style-name="P1"><text:s text:c="3"/><text:span text:style-name="T2">stores data in flexible yet unstructured or semi-structured form.</text:span></text:p>
      <text:p text:style-name="P1"><text:s text:c="3"/><text:span text:style-name="T2">Its examples are MongoDB and Cassandra.</text:span></text:p>
      <text:p text:style-name="P1"><text:s text:c="2"/></text:p>
      <text:p text:style-name="P1"><text:s text:c="2"/><text:span text:style-name="T3">Features of DBMS:</text:span></text:p>
      <text:list text:style-name="L1">
        <text:list-item>
          <text:p text:style-name="P3">Data is stored in tables in structured and refined form.</text:p>
        </text:list-item>
        <text:list-item>
          <text:p text:style-name="P3">Low data redundancy.</text:p>
        </text:list-item>
        <text:list-item>
          <text:p text:style-name="P4"><text:span text:style-name="T4">High data integrity </text:span><text:span text:style-name="T5">&amp; scalability.</text:span></text:p>
        </text:list-item>
        <text:list-item>
          <text:p text:style-name="P3">Data access is done through database language.So , is more flexible.</text:p>
        </text:list-item>
        <text:list-item>
          <text:p text:style-name="P4"><text:span text:style-name="T4">High concurrency, </text:span><text:span text:style-name="T6">data is shared &amp; is more secure.</text:span></text:p>
        </text:list-item>
        <text:list-item>
          <text:p text:style-name="P4"><text:span text:style-name="T5">complex back-up procedure, </text:span><text:span text:style-name="T7">large in size </text:span><text:span text:style-name="T6">&amp; expensive</text:span><text:span text:style-name="T5">.</text:span></text:p>
        </text:list-item>
        <text:list-item>
          <text:p text:style-name="P5">Designing is important.</text:p>
        </text:list-item>
      </text:list>
      <text:p text:style-name="P6"/>
      <text:p text:style-name="P7"><text:soft-page-break/><text:span text:style-name="T1">Data persistency</text:span> means that if data is not removed permanently, it will remain in DBMS.</text:p>
      <text:p text:style-name="P7"/>
      <text:p text:style-name="P1"/>
      <text:p text:style-name="P8"><text:span text:style-name="T1">Data redundancy</text:span> means presence of same data in multiple locations within a system.</text:p>
      <text:p text:style-name="P8"/>
      <text:p text:style-name="P8"><text:span text:style-name="T1">Data integrity</text:span> means <text:span text:style-name="T8">accuracy, consistency &amp; </text:span>completeness of data without any malware or modifications <text:span text:style-name="T9">&amp; also differentiating b/w data types.</text:span></text:p>
      <text:p text:style-name="P8"/>
      <text:p text:style-name="P8"><text:span text:style-name="T1">Scalabilty</text:span> means capability to maintain efficiency &amp; performance when workload increases.</text:p>
      <text:p text:style-name="P8"/>
      <text:p text:style-name="P9"><text:span text:style-name="T10">Concurrency</text:span><text:span text:style-name="T11"> means accessing same data at same time from multiple devices or through multiple users.</text:span></text:p>
      <text:p text:style-name="P9"/>
      <text:p text:style-name="P7">In DBMS, if you are working(modifying) on a data then you need a place to store that data locally. </text:p>
      <text:p text:style-name="P6"/>
      <text:p text:style-name="P10">In DBMS, data is integrated means if user a makes some modification in data then user b will also see that modified data.</text:p>
      <text:p text:style-name="P10"/>
      <text:p text:style-name="P11"><text:span text:style-name="T1">Metadata</text:span> is data that gives information about other data.</text:p>
      <text:p text:style-name="P11"/>
      <text:p text:style-name="P11">Metadata is stored in data dictionary.</text:p>
      <text:p text:style-name="P11"/>
      <text:p text:style-name="P12"><text:soft-page-break/><text:span text:style-name="T12">DBMS </text:span>provide<text:span text:style-name="T12">s</text:span> storage and management for various related components including data entry forms, reports, validation rules, code, and even multimedia formats like images and videos.</text:p>
      <text:p text:style-name="P12"/>
      <text:p text:style-name="P13"><text:span text:style-name="T13">DBMS sets s</text:span>ecurity rules <text:span text:style-name="T12">that </text:span>determines which users can access the database which data items users can access, and which data operations (read, add, delete or modify) the user can perform.</text:p>
      <text:p text:style-name="P13"/>
      <text:p text:style-name="P14">DBMS uses complex algorithms to ensure concurrency without compromising integrity.It also provides backup &amp; recovery function.</text:p>
      <text:p text:style-name="P14"/>
      <text:p text:style-name="P15">DBMS provides data access through query language &amp; also provides application programming interfaces to languages such as C, Java, Visual etc..</text:p>
      <text:p text:style-name="P15"/>
      <text:p text:style-name="P16">DBMS accepts end-user requests via multiple different network environments.</text:p>
      <text:p text:style-name="P16"/>
      <text:p text:style-name="P17">The probability of data inconsistency is greatly reduced in a proper DB.</text:p>
      <text:p text:style-name="P17"/>
      <text:p text:style-name="P17">The availability of data, combined with the tools that transform data in to usable information, end users to make quick, informed decisions that can make the different b/w success &amp; failure in the global economy.</text:p>
      <text:p text:style-name="P17"/>
      <text:p text:style-name="P18"><text:soft-page-break/>It is very difficult &amp; costly to convert data of files into database file.You need trained personnel for this purpose.</text:p>
      <text:p text:style-name="P18"/>
      <text:p text:style-name="P18">There is a chance of losing data due to electric failure or storage device corruption cuz most organizations store data in single place.</text:p>
      <text:p text:style-name="P7"/>
      <text:p text:style-name="P10">DBMS has 4 major components:</text:p>
      <text:list text:style-name="L2">
        <text:list-item>
          <text:p text:style-name="P19">Data</text:p>
        </text:list-item>
        <text:list-item>
          <text:p text:style-name="P20"><text:span text:style-name="T14">Hardware – </text:span><text:span text:style-name="T15">servers, storage devices, networking components and I/O devices.</text:span></text:p>
        </text:list-item>
        <text:list-item>
          <text:p text:style-name="P21">Software</text:p>
        </text:list-item>
        <text:list-item>
          <text:p text:style-name="P20"><text:span text:style-name="T15">Users – </text:span><text:span text:style-name="T16">application programmers, end users, and database administrator(DBA)</text:span></text:p>
        </text:list-item>
      </text:list>
      <text:p text:style-name="P22"/>
      <text:p text:style-name="P23">DA is professional responsible for overall management of an organization`s data assets.</text:p>
      <text:p text:style-name="P23"/>
      <text:p text:style-name="P24">DBA is a professional responsible for managing, securing &amp; maintaining a DBMS.</text:p>
      <text:p text:style-name="P24"/>
      <text:p text:style-name="P25">Role of DBA:</text:p>
      <text:list text:style-name="L3">
        <text:list-item>
          <text:p text:style-name="P26">Defining the scheme containing structure of data in application &amp; its organization structure.</text:p>
        </text:list-item>
        <text:list-item>
          <text:p text:style-name="P26">Defining storage structure &amp; access method.</text:p>
        </text:list-item>
        <text:list-item>
          <text:p text:style-name="P26">Understanding user`s needs.</text:p>
        </text:list-item>
        <text:list-item>
          <text:p text:style-name="P26">Defining security &amp; integrity checks.</text:p>
        </text:list-item>
        <text:list-item>
          <text:p text:style-name="P26">Defining backup/recovery procedures.</text:p>
        </text:list-item>
        <text:list-item>
          <text:p text:style-name="P26">Monitoring performance.</text:p>
        </text:list-item>
        <text:list-item>
          <text:p text:style-name="P27"><text:soft-page-break/><text:span text:style-name="T17">Assistance to application programmers.</text:span></text:p>
        </text:list-item>
      </text:list>
      <text:p text:style-name="P15"/>
      <text:p text:style-name="P9"/>
      <text:p text:style-name="P28"><text:span text:style-name="T18">Features of </text:span>File-based system:</text:p>
      <text:list text:style-name="L4">
        <text:list-item>
          <text:p text:style-name="P29">Data is stored in individual files, with hierarchical structure of folders.</text:p>
        </text:list-item>
        <text:list-item>
          <text:p text:style-name="P29">High data redundancy.</text:p>
        </text:list-item>
        <text:list-item>
          <text:p text:style-name="P30"><text:span text:style-name="T4">Low data integrity </text:span><text:span text:style-name="T5">&amp; scalability.</text:span></text:p>
        </text:list-item>
        <text:list-item>
          <text:p text:style-name="P29">Data access is done through application specific programs.So, is less flexible.</text:p>
        </text:list-item>
        <text:list-item>
          <text:p text:style-name="P31"><text:span text:style-name="T4">Limited concurrency </text:span><text:span text:style-name="T6">and data is isolated.</text:span></text:p>
        </text:list-item>
        <text:list-item>
          <text:p text:style-name="P31"><text:span text:style-name="T6">Si</text:span><text:span text:style-name="T5">mple back-up procedure </text:span><text:span text:style-name="T6">and cheap with almost no requirements for design.</text:span></text:p>
        </text:list-item>
        <text:list-item>
          <text:p text:style-name="P30"><text:span text:style-name="T4">Less secure than DBMS </text:span><text:span text:style-name="T6">and </text:span><text:span text:style-name="T5">cheap.</text:span></text:p>
        </text:list-item>
      </text:list>
      <text:p text:style-name="P9"/>
      <text:p text:style-name="P9">------------------------------------------------------------------------------------------------------------------------------------------</text:p>
      <text:p text:style-name="P9"/>
      <text:p text:style-name="P32">D<text:span text:style-name="T19">BMS </text:span>Architecture:</text:p>
      <text:p text:style-name="P33"><text:s text:c="2"/><text:span text:style-name="T19">Its types are:</text:span></text:p>
      <text:list text:style-name="L5">
        <text:list-item>
          <text:p text:style-name="P34">1-tier</text:p>
        </text:list-item>
        <text:list-item>
          <text:p text:style-name="P34">2-tier</text:p>
        </text:list-item>
        <text:list-item>
          <text:p text:style-name="P34">3-tier</text:p>
        </text:list-item>
      </text:list>
      <text:p text:style-name="P35"/>
      <text:p text:style-name="P36"><text:span text:style-name="T20">1-</text:span>Tier Architecture:</text:p>
      <text:list text:style-name="L6">
        <text:list-item>
          <text:p text:style-name="P37">User works directly with DB on same system.</text:p>
        </text:list-item>
        <text:list-item>
          <text:p text:style-name="P37">A separate server or network connection is not needed.</text:p>
        </text:list-item>
        <text:list-item>
          <text:p text:style-name="P37">Its common example is Microsoft Excel.</text:p>
        </text:list-item>
        <text:list-item>
          <text:p text:style-name="P38"><text:span text:style-name="T21">Its setup is simple and easy to use.</text:span><text:span text:style-name="T22">So, it is used widely in small projects.</text:span></text:p>
        </text:list-item>
        <text:list-item>
          <text:p text:style-name="P39"><text:soft-page-break/><text:span text:style-name="T21">No additional hardware is required which makes it cost-effective.</text:span></text:p>
        </text:list-item>
        <text:list-item>
          <text:p text:style-name="P40">Limited to single user.</text:p>
        </text:list-item>
        <text:list-item>
          <text:p text:style-name="P40">Less secure.</text:p>
        </text:list-item>
        <text:list-item>
          <text:p text:style-name="P40">Sharing data b/w users is difficult.</text:p>
          <text:p text:style-name="P39"><text:span text:style-name="T21"/></text:p>
        </text:list-item>
      </text:list>
      <text:p text:style-name="P41"><text:span text:style-name="T21"/></text:p>
      <text:p text:style-name="P42">DEVICE</text:p>
      <text:p text:style-name="P43"><text:span text:style-name="T21"/></text:p>
      <text:p text:style-name="P44"><draw:line text:anchor-type="paragraph" draw:z-index="0" draw:name="Horizontal line 1" draw:style-name="gr1" draw:text-style-name="P45" svg:x1="1.4071in" svg:y1="0.1579in" svg:x2="5.098in" svg:y2="0.148in"><text:p/></draw:line><text:span text:style-name="T21">LOCAL DB <text:s text:c="26"/>APPLICATION</text:span></text:p>
      <text:p text:style-name="P44"><text:span text:style-name="T21"/></text:p>
      <text:p text:style-name="P44"><text:span text:style-name="T21"/></text:p>
      <text:p text:style-name="P44"><text:span text:style-name="T23">2-</text:span><text:span text:style-name="T21">Tier Architecture:</text:span></text:p>
      <text:list text:style-name="L7">
        <text:list-item>
          <text:p text:style-name="P46">The application at client end directly communicates with DB on server side.APIs like ODBC &amp; JDBC are used for this interaction.</text:p>
        </text:list-item>
      </text:list>
      <text:list text:style-name="L8">
        <text:list-item>
          <text:p text:style-name="P47">A separate server or network connection is needed.</text:p>
        </text:list-item>
        <text:list-item>
          <text:p text:style-name="P47">Its example is Library management system in schools or small organizations.The client sends a request(searching for book) to DB layer which processes it &amp; sends back result.</text:p>
        </text:list-item>
        <text:list-item>
          <text:p text:style-name="P47">It is fast due to easy access to DB.</text:p>
        </text:list-item>
        <text:list-item>
          <text:p text:style-name="P47">Scalablility is moderate.</text:p>
        </text:list-item>
        <text:list-item>
          <text:p text:style-name="P47">Cheaper than 3 tier &amp; multi tier.</text:p>
        </text:list-item>
        <text:list-item>
          <text:p text:style-name="P47">The setup is simple &amp; easy to understand than 3 tier &amp; multi tier.</text:p>
        </text:list-item>
        <text:list-item>
          <text:p text:style-name="P47">Moderate security.</text:p>
        </text:list-item>
        <text:list-item>
          <text:p text:style-name="P47">The client &amp; server are closely linked.</text:p>
        </text:list-item>
        <text:list-item>
          <text:p text:style-name="P47">Difficult maintenance in case of large users.</text:p>
        </text:list-item>
      </text:list>
      <text:p text:style-name="P48"><draw:line text:anchor-type="paragraph" draw:z-index="1" draw:name="Horizontal line 3" draw:style-name="gr1" draw:text-style-name="P45" svg:x1="3.7118in" svg:y1="0.2445in" svg:x2="3.7118in" svg:y2="0.578in"><text:p/></draw:line><text:soft-page-break/><text:span text:style-name="T21"><text:s text:c="23"/></text:span><text:span text:style-name="T24">USER</text:span></text:p>
      <text:p text:style-name="P49">CLIENT</text:p>
      <text:p text:style-name="P41"><draw:line text:anchor-type="paragraph" draw:z-index="2" draw:name="Horizontal line 2" draw:style-name="gr1" draw:text-style-name="P45" svg:x1="3.7437in" svg:y1="0.2783in" svg:x2="3.7539in" svg:y2="1.1673in"><text:p/></draw:line><text:span text:style-name="T21"><text:s text:c="20"/></text:span><text:span text:style-name="T24">APPLICATION</text:span></text:p>
      <text:p text:style-name="P41"><text:span text:style-name="T24"/></text:p>
      <text:p text:style-name="P50"><text:s text:c="27"/>NETWORK</text:p>
      <text:p text:style-name="P41"><text:span text:style-name="T24"/></text:p>
      <text:p text:style-name="P49">SERVER <text:s text:c="14"/>DB SYSTEM(DBS)</text:p>
      <text:p text:style-name="P51"><text:span text:style-name="T21"/></text:p>
      <text:p text:style-name="P51"><text:span text:style-name="T21"/></text:p>
      <text:p text:style-name="P49">3 Tier Architecture</text:p>
      <text:list text:style-name="L9">
        <text:list-item>
          <text:p text:style-name="P52">The client interacts with an application server which further communicates with DBS &amp; then the query processing &amp; transaction management takes place</text:p>
        </text:list-item>
        <text:list-item>
          <text:p text:style-name="P52">It is used in case of large web applications such as E-commerce store.</text:p>
        </text:list-item>
        <text:list-item>
          <text:p text:style-name="P52">High scalability</text:p>
        </text:list-item>
        <text:list-item>
          <text:p text:style-name="P52">High Data Integrity</text:p>
        </text:list-item>
        <text:list-item>
          <text:p text:style-name="P52">More secure</text:p>
        </text:list-item>
        <text:list-item>
          <text:p text:style-name="P52">More complex &amp; expensive</text:p>
        </text:list-item>
        <text:list-item>
          <text:p text:style-name="P52">Slower response time.</text:p>
        </text:list-item>
      </text:list>
      <text:p text:style-name="P51"><text:span text:style-name="T21"/></text:p>
      <text:p text:style-name="P51"><draw:line text:anchor-type="paragraph" draw:z-index="3" draw:name="Horizontal line 4" draw:style-name="gr1" draw:text-style-name="P45" svg:x1="3.9937in" svg:y1="0.1984in" svg:x2="3.9937in" svg:y2="0.6047in"><text:p/></draw:line><text:span text:style-name="T21"><text:s text:c="25"/>USER <text:s text:c="6"/></text:span></text:p>
      <text:p text:style-name="P49">CLIENT </text:p>
      <text:p text:style-name="P51"><draw:line text:anchor-type="paragraph" draw:z-index="4" draw:name="Horizontal line 5" draw:style-name="gr1" draw:text-style-name="P45" svg:x1="3.9311in" svg:y1="0.2362in" svg:x2="3.9311in" svg:y2="1.1528in"><text:p/></draw:line><text:span text:style-name="T21"><text:s text:c="18"/>APPLICATION CLIENT <text:s/></text:span></text:p>
      <text:p text:style-name="P53"><text:s text:c="36"/></text:p>
      <text:p text:style-name="P53"><text:span text:style-name="T25"><text:s text:c="18"/></text:span><text:span text:style-name="T26">NETWORK</text:span><text:span text:style-name="T25"> <text:s text:c="9"/></text:span></text:p>
      <text:p text:style-name="P54"><text:s text:c="28"/></text:p>
      <text:p text:style-name="P53"><draw:line text:anchor-type="paragraph" draw:z-index="5" draw:name="Horizontal line 6" draw:style-name="gr1" draw:text-style-name="P45" svg:x1="3.9335in" svg:y1="0.2382in" svg:x2="3.9335in" svg:y2="0.561in"><text:p/></draw:line><text:span text:style-name="T26">SERVER</text:span> <text:s text:c="10"/><text:span text:style-name="T27">APPLICATION SERVER </text:span></text:p>
      <text:p text:style-name="P55"><text:s text:c="19"/></text:p>
      <text:p text:style-name="P55"><text:s text:c="25"/>DBS <text:s text:c="6"/></text:p>
      <text:p text:style-name="P56"/>
      <text:p text:style-name="P57"/>
      <text:p text:style-name="P58"><text:soft-page-break/>ANSI-SPARC Model</text:p>
      <text:list text:style-name="L10">
        <text:list-item>
          <text:p text:style-name="P59">Its purpose is to support DBMS characteristics of data independence &amp; support of multiple views of data.</text:p>
        </text:list-item>
        <text:list-item>
          <text:p text:style-name="P59">It is not used in commercial DBMS products but is widely used in explaining DBS organization.</text:p>
        </text:list-item>
        <text:list-item>
          <text:p text:style-name="P60">It has three levels of abstraction:</text:p>
          <text:p text:style-name="P60">External,Conceptual &amp; internal.</text:p>
          <text:p text:style-name="P59"/>
        </text:list-item>
      </text:list>
      <text:p text:style-name="P57">External <text:span text:style-name="T28">l</text:span>evel aka View level:</text:p>
      <text:list text:style-name="L11">
        <text:list-item>
          <text:p text:style-name="P61">This level focuses how users or applications perceive the data.</text:p>
        </text:list-item>
        <text:list-item>
          <text:p text:style-name="P61">It provides customized views of DB,hiding the complexity of underlying structure.</text:p>
        </text:list-item>
        <text:list-item>
          <text:p text:style-name="P62">It contains methods to derive specified data from conceptual level.</text:p>
        </text:list-item>
      </text:list>
      <text:p text:style-name="P63"/>
      <text:p text:style-name="P64">Conceptual level aka Logical level:</text:p>
      <text:list text:style-name="L12">
        <text:list-item>
          <text:p text:style-name="P65">It represents overall logical structure of DB, defining data elements,their relationships &amp; constraints.</text:p>
        </text:list-item>
        <text:list-item>
          <text:p text:style-name="P65">It provides community view of data.</text:p>
        </text:list-item>
        <text:list-item>
          <text:p text:style-name="P66">There is only one conceptual schema per DB.</text:p>
        </text:list-item>
      </text:list>
      <text:p text:style-name="P64"/>
      <text:p text:style-name="P67">Internal level aka Physical level:</text:p>
      <text:list text:style-name="L13">
        <text:list-item>
          <text:p text:style-name="P68">It describes how data is physically stored on storage device.</text:p>
        </text:list-item>
        <text:list-item>
          <text:p text:style-name="P68">It also describes data structures &amp; access methods to be used by DB.</text:p>
        </text:list-item>
      </text:list>
      <text:p text:style-name="P67"/>
      <text:p text:style-name="P67"/>
      <text:p text:style-name="P69"><text:soft-page-break/>Constraints:</text:p>
      <text:list text:style-name="L14">
        <text:list-item>
          <text:p text:style-name="P70">These are rules that ensure data accuracy, consistency, &amp; integrity by restricting what data can be entered into DB.</text:p>
        </text:list-item>
        <text:list-item>
          <text:p text:style-name="P70">It enforces business rules &amp; logical relationships within DB.</text:p>
        </text:list-item>
      </text:list>
      <text:p text:style-name="P71"/>
      <text:list text:continue-numbering="true" text:style-name="L14">
        <text:list-item>
          <text:p text:style-name="P72"><text:span text:style-name="T21">It reduces need for application-level data validation, </text:span><text:span text:style-name="T29">making DB more robust.</text:span></text:p>
          <text:p text:style-name="P73"><text:s/></text:p>
        </text:list-item>
      </text:list>
      <text:p text:style-name="P74"><text:span text:style-name="T30"/></text:p>
      <text:p text:style-name="P75"><text:span text:style-name="T30">D</text:span><text:span text:style-name="T21">ATA MODEL:</text:span></text:p>
      <text:list text:style-name="L15">
        <text:list-item>
          <text:p text:style-name="P76">It is set of concepts to describe structure of DB.</text:p>
        </text:list-item>
      </text:list>
      <text:p text:style-name="P77">Its types are:</text:p>
      <text:list text:style-name="L16">
        <text:list-item>
          <text:p text:style-name="P78">Hierarchical</text:p>
        </text:list-item>
        <text:list-item>
          <text:p text:style-name="P78">Network</text:p>
        </text:list-item>
        <text:list-item>
          <text:p text:style-name="P78">Relation</text:p>
        </text:list-item>
        <text:list-item>
          <text:p text:style-name="P78">Entity relationship</text:p>
        </text:list-item>
        <text:list-item>
          <text:p text:style-name="P78">Object-oriented</text:p>
        </text:list-item>
        <text:list-item>
          <text:p text:style-name="P78">Semi structured</text:p>
        </text:list-item>
      </text:list>
      <text:p text:style-name="P77"/>
      <text:p text:style-name="P79">Hierarchical DM:</text:p>
      <text:list text:style-name="L17">
        <text:list-item>
          <text:p text:style-name="P80">It organizes data in inverted tree like structure with one_parent-many_child relationships.</text:p>
        </text:list-item>
        <text:list-item>
          <text:p text:style-name="P80">The top most node is called root node &amp; has no parent nodes.</text:p>
        </text:list-item>
        <text:list-item>
          <text:p text:style-name="P80">Simple but inflexible for complex relations such as many to many(a student taking multiple courses &amp; a course being taken by multiple students).</text:p>
        </text:list-item>
      </text:list>
      <text:p text:style-name="P79"/>
      <text:p text:style-name="P79"><text:soft-page-break/>Network DM:</text:p>
      <text:list text:style-name="L18">
        <text:list-item>
          <text:p text:style-name="P81">Its a refinement of Hierarchical DM that allows many to many relations.</text:p>
        </text:list-item>
        <text:list-item>
          <text:p text:style-name="P81">Hard to manage.</text:p>
        </text:list-item>
      </text:list>
      <text:p text:style-name="P79"/>
      <text:p text:style-name="P79">Relational DM:</text:p>
      <text:list text:style-name="L19">
        <text:list-item>
          <text:p text:style-name="P82">It organizes data into tables with rows &amp; columns.</text:p>
        </text:list-item>
        <text:list-item>
          <text:p text:style-name="P82">Tables can be linked together regardless of their heirarchical position.</text:p>
        </text:list-item>
        <text:list-item>
          <text:p text:style-name="P82">Any table can be accessed directly without having to access all parent objects.</text:p>
        </text:list-item>
      </text:list>
      <text:p text:style-name="P79"/>
      <text:p text:style-name="P83">Entity-Relationship DM:</text:p>
      <text:list text:style-name="L20">
        <text:list-item>
          <text:p text:style-name="P84">Its a conceptual DM that shows entities and relationship with its attributes.</text:p>
        </text:list-item>
        <text:list-item>
          <text:p text:style-name="P84">It is often used before designing Relational DB.</text:p>
        </text:list-item>
        <text:list-item>
          <text:p text:style-name="P85">It makes complex systems easier to understand.</text:p>
        </text:list-item>
      </text:list>
      <text:p text:style-name="P86"/>
      <text:p text:style-name="P86">Symbols in ERDM:</text:p>
      <text:list text:style-name="L21">
        <text:list-item>
          <text:p text:style-name="P87">Rectangle – entity</text:p>
        </text:list-item>
        <text:list-item>
          <text:p text:style-name="P87">Ellipses/oval – attributes</text:p>
        </text:list-item>
        <text:list-item>
          <text:p text:style-name="P87">Diamond – relationships among emtities</text:p>
        </text:list-item>
        <text:list-item>
          <text:p text:style-name="P87">Lines – represents attributes to entities</text:p>
        </text:list-item>
        <text:list-item>
          <text:p text:style-name="P87">Double Ellipse – multi-valued attributes such as 2 or more mobile numbers of same person.</text:p>
        </text:list-item>
        <text:list-item>
          <text:p text:style-name="P87">Double Rectangle – represents weak entities which rely on other entities for identification.</text:p>
        </text:list-item>
      </text:list>
      <text:p text:style-name="P86"/>
      <text:p text:style-name="P86"><text:soft-page-break/>Types of Attributes <text:span text:style-name="T31">in ER:</text:span></text:p>
      <text:list text:style-name="L22">
        <text:list-item>
          <text:p text:style-name="P88">Key – represented by underline in ellipse</text:p>
        </text:list-item>
        <text:list-item>
          <text:p text:style-name="P88">Composite – in ellipse</text:p>
        </text:list-item>
        <text:list-item>
          <text:p text:style-name="P88">Multivalued – in double ellipse</text:p>
        </text:list-item>
        <text:list-item>
          <text:p text:style-name="P88">Derived – in dashed ellipse</text:p>
        </text:list-item>
      </text:list>
      <text:p text:style-name="P86"/>
      <text:p text:style-name="P89">How to draw an ER diagram:</text:p>
      <text:list text:style-name="L23">
        <text:list-item>
          <text:p text:style-name="P90">Identify entities, relationships &amp; attributes.</text:p>
        </text:list-item>
        <text:list-item>
          <text:p text:style-name="P90">Assign primary keys to each entity.</text:p>
        </text:list-item>
        <text:list-item>
          <text:p text:style-name="P90">Remeove unnecessary or repetive entities &amp; review.</text:p>
        </text:list-item>
      </text:list>
      <text:p text:style-name="P89"/>
      <text:p text:style-name="P89"/>
      <text:p text:style-name="P83"/>
      <text:p text:style-name="P83"/>
      <text:p text:style-name="P7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8T22:17:40.399121630</meta:creation-date>
    <dc:date>2025-08-23T03:19:57.510823390</dc:date>
    <meta:editing-duration>PT6H9M59S</meta:editing-duration>
    <meta:editing-cycles>8</meta:editing-cycles>
    <meta:generator>LibreOffice/24.8.7.2$Linux_X86_64 LibreOffice_project/480$Build-2</meta:generator>
    <meta:document-statistic meta:table-count="0" meta:image-count="0" meta:object-count="0" meta:page-count="11" meta:paragraph-count="174" meta:word-count="1362" meta:character-count="8753" meta:non-whitespace-character-count="7307"/>
  </office:meta>
</office:document-meta>
</file>